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6.6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6.07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ANNOTATIONS.$A$1:.$A$3])" table:allow-empty-cell="true" table:display-list="unsorted" table:base-cell-address="b01.B2">
          <table:error-message table:message-type="stop" table:display="true"/>
        </table:content-validation>
      </table:content-validations>
      <table:table table:name="b0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ON_GROUND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NOT_IN_FRAME</text:p>
          </table:table-cell>
          <table:table-cell table:number-columns-repeated="1021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02" table:style-name="ta1"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7" calcext:value-type="float">
            <text:p>6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8" calcext:value-type="float">
            <text:p>6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0" calcext:value-type="float">
            <text:p>7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1" calcext:value-type="float">
            <text:p>7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3]+1" office:value-type="float" office:value="72" calcext:value-type="float">
            <text:p>7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4]+1" office:value-type="float" office:value="73" calcext:value-type="float">
            <text:p>73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5]+1" office:value-type="float" office:value="74" calcext:value-type="float">
            <text:p>74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6]+1" office:value-type="float" office:value="85" calcext:value-type="float">
            <text:p>85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7]+1" office:value-type="float" office:value="86" calcext:value-type="float">
            <text:p>86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8]+1" office:value-type="float" office:value="87" calcext:value-type="float">
            <text:p>87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9]+1" office:value-type="float" office:value="88" calcext:value-type="float">
            <text:p>88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0]+1" office:value-type="float" office:value="89" calcext:value-type="float">
            <text:p>89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1]+1" office:value-type="float" office:value="90" calcext:value-type="float">
            <text:p>90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2]+1" office:value-type="float" office:value="91" calcext:value-type="float">
            <text:p>91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3]+1" office:value-type="float" office:value="92" calcext:value-type="float">
            <text:p>92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4]+1" office:value-type="float" office:value="93" calcext:value-type="float">
            <text:p>93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5]+1" office:value-type="float" office:value="94" calcext:value-type="float">
            <text:p>94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01" table:style-name="ta1"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 table:number-rows-repeated="74">
          <table:table-cell/>
          <table:table-cell table:content-validation-name="val1" table:number-columns-repeated="2"/>
          <table:table-cell table:number-columns-repeated="1021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02" table:style-name="ta1"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 table:number-rows-repeated="74">
          <table:table-cell/>
          <table:table-cell table:content-validation-name="val1" table:number-columns-repeated="2"/>
          <table:table-cell table:number-columns-repeated="1021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01" table:style-name="ta1"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59]+1"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0]+1"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1]+1"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2]+1"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3]+1" office:value-type="float" office:value="62" calcext:value-type="float">
            <text:p>6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4]+1" office:value-type="float" office:value="63" calcext:value-type="float">
            <text:p>6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5]+1" office:value-type="float" office:value="64" calcext:value-type="float">
            <text:p>6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6]+1" office:value-type="float" office:value="65" calcext:value-type="float">
            <text:p>6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7]+1" office:value-type="float" office:value="66" calcext:value-type="float">
            <text:p>6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8]+1" office:value-type="float" office:value="67" calcext:value-type="float">
            <text:p>6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9]+1" office:value-type="float" office:value="68" calcext:value-type="float">
            <text:p>6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70]+1" office:value-type="float" office:value="69" calcext:value-type="float">
            <text:p>6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71]+1" office:value-type="float" office:value="70" calcext:value-type="float">
            <text:p>7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2]+1" office:value-type="float" office:value="71" calcext:value-type="float">
            <text:p>7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3]+1" office:value-type="float" office:value="72" calcext:value-type="float">
            <text:p>7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4]+1" office:value-type="float" office:value="73" calcext:value-type="float">
            <text:p>7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5]+1" office:value-type="float" office:value="74" calcext:value-type="float">
            <text:p>74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6]+1" office:value-type="float" office:value="85" calcext:value-type="float">
            <text:p>85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7]+1" office:value-type="float" office:value="86" calcext:value-type="float">
            <text:p>86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8]+1" office:value-type="float" office:value="87" calcext:value-type="float">
            <text:p>87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9]+1" office:value-type="float" office:value="88" calcext:value-type="float">
            <text:p>88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0]+1" office:value-type="float" office:value="89" calcext:value-type="float">
            <text:p>89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1]+1" office:value-type="float" office:value="90" calcext:value-type="float">
            <text:p>90</text:p>
          </table:table-cell>
          <table:table-cell office:value-type="string" calcext:value-type="string">
            <text:p>NOT_IN_FRAME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02" table:style-name="ta1"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8" calcext:value-type="float">
            <text:p>5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6]+1" office:value-type="float" office:value="65" calcext:value-type="float">
            <text:p>6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7]+1" office:value-type="float" office:value="66" calcext:value-type="float">
            <text:p>6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8]+1" office:value-type="float" office:value="67" calcext:value-type="float">
            <text:p>6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9]+1" office:value-type="float" office:value="68" calcext:value-type="float">
            <text:p>6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0]+1" office:value-type="float" office:value="69" calcext:value-type="float">
            <text:p>6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1]+1" office:value-type="float" office:value="70" calcext:value-type="float">
            <text:p>7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2]+1" office:value-type="float" office:value="71" calcext:value-type="float">
            <text:p>7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3]+1" office:value-type="float" office:value="72" calcext:value-type="float">
            <text:p>7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4]+1" office:value-type="float" office:value="73" calcext:value-type="float">
            <text:p>7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5]+1" office:value-type="float" office:value="74" calcext:value-type="float">
            <text:p>74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6]+1" office:value-type="float" office:value="75" calcext:value-type="float">
            <text:p>75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7]+1" office:value-type="float" office:value="76" calcext:value-type="float">
            <text:p>76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6]+1" office:value-type="float" office:value="85" calcext:value-type="float">
            <text:p>85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7]+1" office:value-type="float" office:value="86" calcext:value-type="float">
            <text:p>86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8]+1" office:value-type="float" office:value="87" calcext:value-type="float">
            <text:p>87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9]+1" office:value-type="float" office:value="88" calcext:value-type="float">
            <text:p>88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90]+1" office:value-type="float" office:value="89" calcext:value-type="float">
            <text:p>89</text:p>
          </table:table-cell>
          <table:table-cell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91]+1" office:value-type="float" office:value="90" calcext:value-type="float">
            <text:p>90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2]+1" office:value-type="float" office:value="91" calcext:value-type="float">
            <text:p>91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3]+1" office:value-type="float" office:value="92" calcext:value-type="float">
            <text:p>92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4]+1" office:value-type="float" office:value="93" calcext:value-type="float">
            <text:p>93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5]+1" office:value-type="float" office:value="94" calcext:value-type="float">
            <text:p>94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6]+1" office:value-type="float" office:value="95" calcext:value-type="float">
            <text:p>95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7]+1" office:value-type="float" office:value="96" calcext:value-type="float">
            <text:p>96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8]+1" office:value-type="float" office:value="97" calcext:value-type="float">
            <text:p>97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99]+1" office:value-type="float" office:value="98" calcext:value-type="float">
            <text:p>98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01" table:style-name="ta1"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9]+1" office:value-type="float" office:value="68" calcext:value-type="float">
            <text:p>6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0]+1" office:value-type="float" office:value="69" calcext:value-type="float">
            <text:p>6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1]+1" office:value-type="float" office:value="70" calcext:value-type="float">
            <text:p>7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2]+1" office:value-type="float" office:value="71" calcext:value-type="float">
            <text:p>7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3]+1" office:value-type="float" office:value="72" calcext:value-type="float">
            <text:p>7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4]+1" office:value-type="float" office:value="73" calcext:value-type="float">
            <text:p>7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5]+1" office:value-type="float" office:value="74" calcext:value-type="float">
            <text:p>7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76]+1" office:value-type="float" office:value="75" calcext:value-type="float">
            <text:p>7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77]+1" office:value-type="float" office:value="76" calcext:value-type="float">
            <text:p>7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78]+1" office:value-type="float" office:value="77" calcext:value-type="float">
            <text:p>7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79]+1" office:value-type="float" office:value="78" calcext:value-type="float">
            <text:p>7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0]+1" office:value-type="float" office:value="79" calcext:value-type="float">
            <text:p>7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 table:number-rows-repeated="64">
          <table:table-cell/>
          <table:table-cell table:content-validation-name="val1" table:number-columns-repeated="2"/>
          <table:table-cell table:number-columns-repeated="1021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02" table:style-name="ta1">
        <office:forms form:automatic-focus="false" form:apply-design-mode="false"/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8" calcext:value-type="float">
            <text:p>5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0" calcext:value-type="float">
            <text:p>7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1" calcext:value-type="float">
            <text:p>7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4" calcext:value-type="float">
            <text:p>7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6]+1" office:value-type="float" office:value="75" calcext:value-type="float">
            <text:p>7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7]+1" office:value-type="float" office:value="76" calcext:value-type="float">
            <text:p>7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8]+1" office:value-type="float" office:value="77" calcext:value-type="float">
            <text:p>7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9]+1" office:value-type="float" office:value="78" calcext:value-type="float">
            <text:p>7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0]+1" office:value-type="float" office:value="79" calcext:value-type="float">
            <text:p>7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1]+1" office:value-type="float" office:value="80" calcext:value-type="float">
            <text:p>8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2]+1" office:value-type="float" office:value="81" calcext:value-type="float">
            <text:p>8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3]+1" office:value-type="float" office:value="82" calcext:value-type="float">
            <text:p>8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4]+1" office:value-type="float" office:value="83" calcext:value-type="float">
            <text:p>8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5]+1" office:value-type="float" office:value="84" calcext:value-type="float">
            <text:p>8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86]+1" office:value-type="float" office:value="85" calcext:value-type="float">
            <text:p>8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7]+1" office:value-type="float" office:value="86" calcext:value-type="float">
            <text:p>8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8]+1" office:value-type="float" office:value="87" calcext:value-type="float">
            <text:p>8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89]+1" office:value-type="float" office:value="88" calcext:value-type="float">
            <text:p>8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90]+1" office:value-type="float" office:value="89" calcext:value-type="float">
            <text:p>8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91]+1" office:value-type="float" office:value="90" calcext:value-type="float">
            <text:p>9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table:formula="of:=[.A92]+1" office:value-type="float" office:value="91" calcext:value-type="float">
            <text:p>9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table:formula="of:=[.A93]+1" office:value-type="float" office:value="92" calcext:value-type="float">
            <text:p>9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table:formula="of:=[.A94]+1" office:value-type="float" office:value="93" calcext:value-type="float">
            <text:p>9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 table:number-rows-repeated="50">
          <table:table-cell/>
          <table:table-cell table:content-validation-name="val1" table:number-columns-repeated="2"/>
          <table:table-cell table:number-columns-repeated="1021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NOTATIONS" table:style-name="ta1">
        <table:table-column table:style-name="co7" table:default-cell-style-name="Default"/>
        <table:table-row table:style-name="ro3">
          <table:table-cell office:value-type="string" calcext:value-type="string">
            <text:p>ON_GROUND</text:p>
          </table:table-cell>
        </table:table-row>
        <table:table-row table:style-name="ro3">
          <table:table-cell office:value-type="string" calcext:value-type="string">
            <text:p>IN_THE_AIR</text:p>
          </table:table-cell>
        </table:table-row>
        <table:table-row table:style-name="ro3">
          <table:table-cell office:value-type="string" calcext:value-type="string">
            <text:p>NOT_IN_FR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00/00/00</text:date>, <text:time style:data-style-name="N2" text:time-value="21:43:04.9174523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31:57.634000000</meta:creation-date>
    <dc:date>2018-04-11T21:43:21.811290294</dc:date>
    <meta:editing-duration>PT13H27M47S</meta:editing-duration>
    <meta:editing-cycles>83</meta:editing-cycles>
    <meta:generator>LibreOffice/4.3.3.2$Linux_X86_64 LibreOffice_project/430m0$Build-2</meta:generator>
    <dc:creator>aiporre </dc:creator>
    <meta:document-statistic meta:table-count="9" meta:cell-count="1641" meta:object-count="0"/>
  </office:meta>
</office:document-meta>
</file>